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style:font-face style:name="Times" svg:font-family="Times"/>
  </office:font-face-decls>
  <office:automatic-styles>
    <style:style style:name="P1" style:family="paragraph" style:parent-style-name="Standard">
      <style:paragraph-properties fo:text-align="center" fo:line-height="115%"/>
      <style:text-properties style:font-name="Times" fo:font-size="14.0pt"/>
    </style:style>
    <style:style style:name="P2" style:family="paragraph" style:parent-style-name="Standard">
      <style:paragraph-properties fo:text-align="end" fo:line-height="115%"/>
      <style:text-properties style:font-name="Times" fo:font-size="11.0pt"/>
    </style:style>
    <style:style style:name="P3" style:family="paragraph" style:parent-style-name="Standard">
      <style:paragraph-properties fo:margin-bottom="0.1389in" fo:text-align="end" fo:line-height="115%"/>
      <style:text-properties style:font-name="Times" fo:font-size="11.0pt"/>
    </style:style>
    <style:style style:name="P4" style:family="paragraph" style:parent-style-name="Standard">
      <style:paragraph-properties fo:margin-bottom="0.1389in" fo:line-height="115%"/>
      <style:text-properties style:font-name="Times" fo:font-size="14.0pt"/>
    </style:style>
    <style:style style:name="P5" style:family="paragraph" style:parent-style-name="Standard">
      <style:text-properties style:font-name="Helvetica" fo:font-size="13.0pt"/>
    </style:style>
    <style:style style:name="P6" style:family="paragraph" style:parent-style-name="Standard">
      <style:text-properties style:font-name="Times" fo:font-size="14.0pt"/>
    </style:style>
    <style:style style:name="T1" style:family="text">
      <style:text-properties fo:letter-spacing="0.0000in"/>
    </style:style>
    <style:style style:name="T2" style:family="text">
      <style:text-properties fo:font-size="11.0pt" fo:font-size-asian="11.0pt" fo:font-size-complex="11.0pt"/>
    </style:style>
    <style:style style:name="TableColumn1" style:family="table-column">
      <style:table-column-properties style:column-width="3.4625in" style:rel-column-width="32767*"/>
    </style:style>
  </office:automatic-styles>
  <office:body>
    <office:text>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1</text:span></text:p>
      <text:p text:style-name="P4"/>
      <text:p text:style-name="P4"/>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2</text:span></text:p>
      <text:p text:style-name="P4"/>
      <text:p text:style-name="P4"/>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3</text:span></text:p>
      <text:p text:style-name="P4"><text:span text:style-name="T1">pi…… pravděpodobnost že na i-té minci padne orel</text:span></text:p>
      <text:p text:style-name="P4"><text:span text:style-name="T1">A[1..n]…… pole čísel pi od p1 do pn pro n zadaných mincí</text:span></text:p>
      <text:p text:style-name="P5">Následující rekurentní vztah popisuje pravděpodobnost toho, že na n mincích padne k orlů. Kde i je index od 1 do n a hodnoty pi se pro výpočet vybíraji podle indexu i z pole A.</text:p>
      <text:p text:style-name="P5">P(n,k,i) = p<text:span text:style-name="T2">i</text:span><text:s/>x P(n-1,k-1,i+1) + (1-p<text:span text:style-name="T2">i</text:span>) x P(n,k,i+1)</text:p>
      <text:p text:style-name="P6"/>
      <text:p text:style-name="P6"/>
      <text:p text:style-name="P6">Na základě výše popsané rovnice nám vznikne následující algoritmus:</text:p>
      <text:p text:style-name="P6">vstup:</text:p>
      <text:p text:style-name="P6"><text:tab/>n…………. pocet minci</text:p>
      <text:p text:style-name="P6"><text:tab/>k…………. pocet kolikrat padne orel</text:p>
      <text:p text:style-name="P6"><text:tab/>A[1..n]…… obsahujici hodnoty pi</text:p>
      <text:p text:style-name="P6">algoritmus:</text:p>
      <text:p text:style-name="P6"><text:tab/>//pole B[1] nam slouzi jako pomocne pole k “nulovani” nekterych pravdepodobnosti</text:p>
      <text:p text:style-name="P6"><text:tab/>B[1..n+2][1..n+1] = 0; //vsude priradime nuly</text:p>
      <text:p text:style-name="P6"><text:tab/>B[2][n+1] = 1;</text:p>
      <text:p text:style-name="P6"><text:tab/>for(i = 1; i &lt;= n+2; i++){</text:p>
      <text:p text:style-name="P6"><text:tab/><text:tab/>for(j = n; j &gt;= 1; <text:s/>j - -){</text:p>
      <text:p text:style-name="P6"><text:tab/><text:tab/><text:tab/>B[ i + 1 ][ j ] = A[ j ] * B[ i ][ j + 1] + ( 1 - A[ j ] ) * B[ i + 1 ][ j + 1 ];</text:p>
      <text:p text:style-name="P6"><text:tab/><text:tab/>} </text:p>
      <text:p text:style-name="P6"><text:tab/>}</text:p>
      <text:p text:style-name="P6"><text:tab/>return B[ k + 2 ][ 1 ];</text:p>
      <text:p text:style-name="P6"/>
      <text:p text:style-name="P6">Pole B obsahuje pole, jež obsahují pole, které mají na první pozici pravděpodobnosti toho že padne k-krát orel. Tyto pravděpodobnosti se počítají z již dříve napočítaných pravděpodobností.</text:p>
      <text:p text:style-name="P6"/>
      <text:p text:style-name="P6">Složitost: První forcyklus proběhne n+2 krát. V něm probíhá druhý for cyklus který pokaždé proběhne n krát. To je dohromady (n+2)*n proběhnutí vnitřního forcyklu. Toto číslo se ještě musí vynásobit dvěma, jelikož v jednom průběhu vnitřního forcyklu násobíme dvakrát. Což nám ve výsledku dává (n+2)*n*2 násobení. A to můžeme upravit na n^2*4n násobení. Což je ale asymptoticky stále ve složitostní třídě O(n^2).</text:p>
      <text:p text:style-name="P6"/>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4</text:span></text:p>
      <text:p text:style-name="P4"/>
      <text:p text:style-name="P1"><text:span text:style-name="T1">IV003 - SADA 2</text:span></text:p>
      <text:p text:style-name="P2"><text:span text:style-name="T1">Řešitelé: Tomáš Skopal (374549)</text:span></text:p>
      <text:p text:style-name="P3"><text:span text:style-name="T1">Vojtěch Bělovský (374032)</text:span></text:p>
      <text:p text:style-name="P4"><text:span text:style-name="T1">Příklad 5</text:span></text:p>
      <text:p text:style-name="P6"><text:span text:style-name="T1">Pro první slovní problém najde hladový algoritmus vždy optimální řešení. Je to tím že celková penalizace je dána součtem penalizací jednotlivých řádků, kdy penalizace každého řádku je dána pouze rozdílem L - K. Když bychom umístili nějaké i-té slovo Si místo na konec řádku, kde by se ještě vlezlo, na začátek nového, tak nám tím můžou vzniknout dvě situace:</text:span></text:p>
      <text:p text:style-name="P6"/>
      <text:p text:style-name="P6"><text:span text:style-name="T1">1) Slovo které přesuneme na nový řádek způsobí že se některá slova, která by se tam jinak vlezla, na nový řádek nevlezou.</text:span></text:p>
      <text:p text:style-name="P6"/>
      <text:p text:style-name="P6"><text:span text:style-name="T1">2) Slovo které přesuneme na nový řádek způsobí to že se slova na daném řádku posunou, ale celková délka slov nepřesáhne optimální délku řádku.</text:span></text:p>
      <text:p text:style-name="P6"/>
      <text:p text:style-name="P6"><text:span text:style-name="T1">V prvním případě platí, že délka slov (případně součet jejich délek, pokud jich je více), které se už na nový řádek kvůli přesuni slova Si nevlezou musí být alespoň tak velká jako je délka slova Si. Z toho plyne že penalizace buď zůstane stejná (pokud je slovo Si stejně dlouhé jako součet délek slov, které musíme umístit na následující řádek), nebo se může zhoršit (pokud je součet délek slov, které musíme umístit na následující řádek, větší než délka slova Si).</text:span></text:p>
      <text:p text:style-name="P6"/>
      <text:p text:style-name="P6"><text:span text:style-name="T1">V druhém případě by se nám podařilo snížit penalizaci následujícího řádku maximálně o délku daného slova. Ovšem o tuto délku jsme snížili délku předchozího řádku, takže se jeho penalizace zvýšila o hodnotu di. Tím jsme výslednou penalizaci nezměnili.</text:span></text:p>
      <text:p text:style-name="P6"/>
      <text:p text:style-name="P6"><text:span text:style-name="T1">Pokud se tento posun vypropaguje až na poslední řádek, může opět nastat jedna z výše popisovaných situací. Pokud nastane první situace, pak penalizace může být nejlépe nulová, což nám ale nepřilepší. A pokud nastane druhý případ tak si stále celkově nepřilepšíme, jelikož to co se na poslední řádek vypropaguje, tak muselo někde ubýt(o to se tedy musela minimálně zvednout penalizace některých předchozích řádků), takže se celková penalizace nemohla snížit.</text:span></text:p>
      <text:p text:style-name="P6"><text:span text:style-name="T1">————————</text:span></text:p>
      <text:p text:style-name="P6"/>
      <text:p text:style-name="P4"><text:span text:style-name="T1">Pro druhý a třetí slovní problém hladový algoritmus nemusí najít optimální řešení. Jako protipříklad můžeme uvést například případ kdy L=5 (délka řádku je 5 znaků) a seznam slov o délce [3,2,1]. Hladový algoritmus nám v takovém případě umístí první a druhé slovo na první řádek a třetí slovo(délky jedna) na druhý řádek. Optimální řešení pro druhý a třetí slovní problém je ale rozdělení slov tak, že by první slovo bylo na prvním řádku a druhé a třetí slovo by byly na druhém řádku. Mužeme si snadno spočítat že hladový algoritmus by sestavil slova tak, že by penalizace pro druhý slovní problém byla rovna 16 (4^2), kdežto optimální rozdělení má penalizaci pouze 8 ( 2^2 + 2^2 ). Pro třetí slovní problém vidíme penalizaci rovnou, jelikož v případě který nám sestaví hladový algoritmus je penaliyace 4 a optimální řešení má penalizaci pouze 2.</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19</meta:generator>
    <meta:initial-creator>Tomo</meta:initial-creator>
  </office:meta>
</office:document-meta>
</file>